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2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4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5" style:family="table-cell" style:parent-style-name="Default">
      <style:table-cell-properties fo:background-color="#ff66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6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3"/>
        <table:table-column table:style-name="co2" table:number-columns-repeated="3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number-columns-repeated="2" table:default-cell-style-name="ce3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number-columns-repeated="2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P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3" table:style-name="ce3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7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7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7"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style-name="ce6" office:value-type="string" calcext:value-type="string">
            <text:p>E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20:07.654007744</meta:creation-date>
    <dc:date>2017-03-11T20:31:32.554295415</dc:date>
    <meta:editing-duration>PT16M48S</meta:editing-duration>
    <meta:editing-cycles>4</meta:editing-cycles>
    <meta:generator>LibreOffice/5.1.6.2$Linux_X86_64 LibreOffice_project/10m0$Build-2</meta:generator>
    <meta:document-statistic meta:table-count="1" meta:cell-count="225" meta:object-count="0"/>
  </office:meta>
</office:document-meta>
</file>